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cus-subtitle">
      <style:graphic-properties draw:fill-color="#ffffff" draw:auto-grow-height="true" fo:min-height="5.149cm" loext:decorative="false"/>
      <style:paragraph-properties style:writing-mode="lr-tb"/>
    </style:style>
    <style:style style:name="pr2" style:family="presentation" style:parent-style-name="Focus-title">
      <style:graphic-properties fo:min-height="2.63cm" loext:decorative="false"/>
      <style:paragraph-properties style:writing-mode="lr-tb"/>
    </style:style>
    <style:style style:name="pr3" style:family="presentation" style:parent-style-name="Focus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Focus1-title">
      <style:graphic-properties draw:auto-grow-height="true" fo:min-height="3cm" loext:decorative="false"/>
      <style:paragraph-properties style:writing-mode="lr-tb"/>
    </style:style>
    <style:style style:name="pr5" style:family="presentation" style:parent-style-name="Focus1-outline1">
      <style:graphic-properties fo:min-height="11.929cm" loext:decorative="false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variant="normal" fo:text-transform="none" fo:color="#666666" loext:opacity="100%" style:text-outline="false" style:text-line-through-style="none" style:text-line-through-type="none" style:font-name="DejaVu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04cm" svg:y="5.309cm" presentation:class="subtitle" presentation:user-transformed="true">
          <draw:text-box>
            <text:p text:style-name="P1"><text:span text:style-name="T1">Gitcoin Client,</text:span><text:span text:style-name="T1"><text:line-break/></text:span><text:span text:style-name="T1">API</text:span></text:p>
          </draw:text-box>
        </draw:frame>
        <draw:frame presentation:style-name="pr2" draw:layer="layout" svg:width="11.221cm" svg:height="2.63cm" svg:x="1.4cm" svg:y="0.627cm" presentation:class="title" presentation:user-transformed="true">
          <draw:text-box>
            <text:p>Victor Port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user-transformed="true">
          <draw:text-box>
            <text:p>This is an example<text:line-break/>(template) app.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It securely copies personhood data from Gitcoin Passport to the app.</text:p>
              </text:list-item>
              <text:list-item>
                <text:p>Real app (like my app Zon) would store the data in a DB. The example app just shows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1" presentation:presentation-page-layout-name="AL2T1">
        <office:forms form:automatic-focus="false" form:apply-design-mode="false"/>
        <draw:frame presentation:style-name="pr4" draw:layer="layout" svg:width="12cm" svg:height="3cm" svg:x="8cm" svg:y="2.5cm" presentation:class="title" presentation:user-transformed="true">
          <draw:text-box>
            <text:p>Future Directions</text:p>
          </draw:text-box>
        </draw:frame>
        <draw:frame presentation:style-name="pr5" draw:layer="layout" svg:width="12cm" svg:height="7cm" svg:x="8cm" svg:y="6cm" presentation:class="outline">
          <draw:text-box>
            <text:list text:style-name="L2">
              <text:list-item>
                <text:p>In the future we will modify Gitcoin passport to support Internet Identity.</text:p>
              </text:list-item>
              <text:list-item>
                <text:p><text:span text:style-name="T2">For now we use both Internet Identity to authenticate and an Ethereum wallet to con</text:span>nect to Passpor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adornments="Book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 loext:tab-stop-distance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 loext:tab-stop-distance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 loext:tab-stop-distance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 loext:tab-stop-distance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 loext:tab-stop-distance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1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1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1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Focus-backgroundobjects">
      <style:graphic-properties draw:stroke="none" draw:fill="solid" draw:fill-color="#f10d0c" draw:textarea-vertical-align="middle" loext:decorative="false"/>
    </style:style>
    <style:style style:name="Mpr2" style:family="presentation" style:parent-style-name="Focus-backgroundobjects">
      <style:graphic-properties draw:stroke="none" draw:fill="solid" draw:fill-color="#ea7500" draw:textarea-vertical-align="middle" loext:decorative="false"/>
    </style:style>
    <style:style style:name="Mpr3" style:family="presentation" style:parent-style-name="Focus-backgroundobjects">
      <style:graphic-properties draw:stroke="none" draw:fill="solid" draw:fill-color="#e8a202" draw:textarea-vertical-align="middle" loext:decorative="false"/>
    </style:style>
    <style:style style:name="Mpr4" style:family="presentation" style:parent-style-name="Focus-backgroundobjects">
      <style:graphic-properties draw:stroke="none" draw:fill="solid" draw:fill-color="#168253" draw:textarea-vertical-align="middle" loext:decorative="false"/>
    </style:style>
    <style:style style:name="Mpr5" style:family="presentation" style:parent-style-name="Focus-backgroundobjects">
      <style:graphic-properties draw:stroke="none" draw:fill="solid" draw:fill-color="#3465a4" draw:textarea-vertical-align="middle" loext:decorative="false"/>
    </style:style>
    <style:style style:name="Mpr6" style:family="presentation" style:parent-style-name="Focus-backgroundobjects">
      <style:graphic-properties draw:stroke="none" draw:fill="solid" draw:fill-color="#780373" draw:textarea-vertical-align="middle" loext:decorative="fals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 loext:decorative="false"/>
    </style:style>
    <style:style style:name="Mpr11" style:family="presentation" style:parent-style-name="Focus1-backgroundobjects">
      <style:graphic-properties draw:fill="solid" draw:fill-color="#ea7500" draw:textarea-vertical-align="middle" loext:decorative="false"/>
    </style:style>
    <style:style style:name="Mpr12" style:family="presentation" style:parent-style-name="Focus1-backgroundobjects">
      <style:graphic-properties draw:fill="solid" draw:fill-color="#e8a202" draw:textarea-vertical-align="middle" loext:decorative="false"/>
    </style:style>
    <style:style style:name="Mpr13" style:family="presentation" style:parent-style-name="Focus1-backgroundobjects">
      <style:graphic-properties draw:fill="solid" draw:fill-color="#168253" draw:textarea-vertical-align="middle" loext:decorative="false"/>
    </style:style>
    <style:style style:name="Mpr14" style:family="presentation" style:parent-style-name="Focus1-backgroundobjects">
      <style:graphic-properties draw:fill="solid" draw:fill-color="#3465a4" draw:textarea-vertical-align="middle" loext:decorative="false"/>
    </style:style>
    <style:style style:name="Mpr15" style:family="presentation" style:parent-style-name="Focus1-backgroundobjects">
      <style:graphic-properties draw:fill="solid" draw:fill-color="#780373" draw:textarea-vertical-align="middle" loext:decorative="fals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 loext:decorative="false"/>
    </style:style>
    <style:style style:name="Mpr20" style:family="presentation" style:parent-style-name="Focus2-backgroundobjects">
      <style:graphic-properties draw:stroke="none" draw:fill-color="#ea7500" draw:textarea-vertical-align="middle" loext:decorative="false"/>
    </style:style>
    <style:style style:name="Mpr21" style:family="presentation" style:parent-style-name="Focus2-backgroundobjects">
      <style:graphic-properties draw:stroke="none" draw:fill-color="#e8a202" draw:textarea-vertical-align="middle" loext:decorative="false"/>
    </style:style>
    <style:style style:name="Mpr22" style:family="presentation" style:parent-style-name="Focus2-backgroundobjects">
      <style:graphic-properties draw:stroke="none" draw:fill-color="#168253" draw:textarea-vertical-align="middle" loext:decorative="false"/>
    </style:style>
    <style:style style:name="Mpr23" style:family="presentation" style:parent-style-name="Focus2-backgroundobjects">
      <style:graphic-properties draw:stroke="none" draw:fill-color="#3465a4" draw:textarea-vertical-align="middle" loext:decorative="false"/>
    </style:style>
    <style:style style:name="Mpr24" style:family="presentation" style:parent-style-name="Focus2-backgroundobjects">
      <style:graphic-properties draw:stroke="none" draw:fill-color="#780373" draw:textarea-vertical-align="middle" loext:decorative="fals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 loext:decorative="false"/>
    </style:style>
    <style:style style:name="Mpr29" style:family="presentation" style:parent-style-name="Focus3-backgroundobjects">
      <style:graphic-properties draw:stroke="none" draw:fill-color="#f10d0c" draw:textarea-vertical-align="middle" loext:decorative="false"/>
    </style:style>
    <style:style style:name="Mpr30" style:family="presentation" style:parent-style-name="Focus3-backgroundobjects">
      <style:graphic-properties draw:stroke="none" draw:fill-color="#e8a202" draw:textarea-vertical-align="middle" loext:decorative="false"/>
    </style:style>
    <style:style style:name="Mpr31" style:family="presentation" style:parent-style-name="Focus3-backgroundobjects">
      <style:graphic-properties draw:stroke="none" draw:fill-color="#168253" draw:textarea-vertical-align="middle" loext:decorative="fals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9:12:56.388968277</meta:creation-date>
    <meta:editing-duration>PT4M59S</meta:editing-duration>
    <meta:editing-cycles>3</meta:editing-cycles>
    <meta:generator>LibreOffice/7.6.4.1$Linux_X86_64 LibreOffice_project/60$Build-1</meta:generator>
    <dc:title>Focus</dc:title>
    <dc:date>2024-03-01T14:19:23.161050651</dc:date>
    <meta:document-statistic meta:object-count="88"/>
  </office:meta>
</office:document-meta>
</file>